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5.7mm">
            <text:p text:style-name="P1">Jeżeli liczba przepracowanych nadgodzin jest mniejsza lub</text:p>
            <text:p text:style-name="P1">Równa liczbie nadgodzin bez premii, to płaca jest równa</text:p>
            <text:p text:style-name="P1">Iloczynowi godzin i stawki za godzinę; w przeciwnym </text:p>
            <text:p text:style-name="P1">Wypadku <text:s/>do tej kwoty dodaje się połowę stawki za różnicę</text:p>
            <text:p text:style-name="P1">Przepracowanych nadgodzin i normy.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/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07:24:11.78310948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9-04-03T07:54:32.968973415</dc:date>
    <meta:print-date>2003-03-13T12:37:37</meta:print-date>
    <meta:generator>LibreOffice/6.0.7.3$Linux_X86_64 LibreOffice_project/00m0$Build-3</meta:generator>
    <meta:editing-duration>PT21M9S</meta:editing-duration>
    <meta:editing-cycles>5</meta:editing-cycles>
    <meta:document-statistic meta:table-count="3" meta:cell-count="15" meta:object-count="2"/>
  </office:meta>
</office:document-meta>
</file>